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8"/>
        </table:table-row>
        <table:table-row table:style-name="ro1" table:number-rows-repeated="104803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peru.M514:peru.R5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7:24:46.912094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1T17:32:16.059804399</dc:date>
    <dc:creator>Jesus Castagnetto</dc:creator>
    <meta:editing-duration>PT9H22M55S</meta:editing-duration>
    <meta:editing-cycles>49</meta:editing-cycles>
    <meta:generator>LibreOffice/6.4.2.2$Linux_X86_64 LibreOffice_project/40$Build-2</meta:generator>
    <meta:document-statistic meta:table-count="1" meta:cell-count="3147" meta:object-count="0"/>
  </office:meta>
</office:document-meta>
</file>